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70000005058C1D608.png"/>
  <manifest:file-entry manifest:media-type="image/jpeg" manifest:full-path="Pictures/100000000000016F000000DCB44E230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libri2" svg:font-family="Calibri" style:font-family-generic="swis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3" svg:font-family="Calibri" style:font-family-generic="system" style:font-pitch="variable"/>
  </office:font-face-decls>
  <office:automatic-styles>
    <style:style style:name="FilConducteur" style:family="table">
      <style:table-properties style:width="17.013cm" fo:margin-left="0cm" table:align="left"/>
    </style:style>
    <style:style style:name="FilConducteur.A" style:family="table-column">
      <style:table-column-properties style:column-width="4.101cm"/>
    </style:style>
    <style:style style:name="FilConducteur.B" style:family="table-column">
      <style:table-column-properties style:column-width="9.287cm"/>
    </style:style>
    <style:style style:name="FilConducteur.C" style:family="table-column">
      <style:table-column-properties style:column-width="3.625cm"/>
    </style:style>
    <style:style style:name="FilConducteur.A1" style:family="table-cell">
      <style:table-cell-properties fo:padding="0.097cm" fo:border-left="0.002cm solid #000000" fo:border-right="none" fo:border-top="0.002cm solid #000000" fo:border-bottom="0.002cm solid #000000"/>
    </style:style>
    <style:style style:name="FilConducteur.C1" style:family="table-cell">
      <style:table-cell-properties fo:padding="0.097cm" fo:border="0.002cm solid #000000"/>
    </style:style>
    <style:style style:name="FilConducteur.A2" style:family="table-cell">
      <style:table-cell-properties fo:padding="0.097cm" fo:border-left="0.002cm solid #000000" fo:border-right="none" fo:border-top="none" fo:border-bottom="0.002cm solid #000000"/>
    </style:style>
    <style:style style:name="FilConducteur.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loext:contextual-spacing="false" fo:margin-left="0cm" fo:margin-right="0cm" fo:margin-top="0cm" fo:margin-bottom="0cm" fo:text-align="center" style:justify-single-word="false" fo:text-indent="0cm" style:auto-text-indent="false"/>
      <style:text-properties style:font-name="Calibri" fo:font-size="10pt" fo:language="fr" fo:country="FR" style:font-name-asian="Calibri3" style:font-size-asian="10pt" style:font-name-complex="Calibri3" style:font-size-complex="10pt"/>
    </style:style>
    <style:style style:name="P2" style:family="paragraph" style:parent-style-name="Standard">
      <style:paragraph-properties loext:contextual-spacing="false" fo:margin-top="0cm" fo:margin-bottom="0cm"/>
      <style:text-properties fo:language="fr" fo:country="FR"/>
    </style:style>
    <style:style style:name="P3" style:family="paragraph" style:parent-style-name="Standard">
      <style:paragraph-properties loext:contextual-spacing="false" fo:margin-top="0cm" fo:margin-bottom="0cm" fo:text-align="center" style:justify-single-word="false"/>
      <style:text-properties fo:language="fr" fo:country="FR"/>
    </style:style>
    <style:style style:name="P4" style:family="paragraph" style:parent-style-name="Standard">
      <style:paragraph-properties loext:contextual-spacing="false" fo:margin-top="0cm" fo:margin-bottom="0cm" fo:text-align="center" style:justify-single-word="false"/>
      <style:text-properties style:font-name="Calibri" fo:font-size="10pt" fo:language="fr" fo:country="FR" style:font-name-asian="Calibri3" style:font-size-asian="10pt" style:font-name-complex="Calibri3" style:font-size-complex="10pt"/>
    </style:style>
    <style:style style:name="P5" style:family="paragraph" style:parent-style-name="Standard">
      <style:paragraph-properties loext:contextual-spacing="false" fo:margin-top="0cm" fo:margin-bottom="0cm" fo:text-align="justify" style:justify-single-word="false"/>
      <style:text-properties style:font-name="Calibri" fo:font-size="18pt" fo:language="fr" fo:country="FR" fo:font-weight="bold" style:font-name-asian="Calibri3" style:font-size-asian="18pt" style:font-weight-asian="bold" style:font-name-complex="Calibri3" style:font-size-complex="18pt"/>
    </style:style>
    <style:style style:name="P6" style:family="paragraph" style:parent-style-name="Standard">
      <style:paragraph-properties loext:contextual-spacing="false" fo:margin-top="0cm" fo:margin-bottom="0cm" fo:text-align="center" style:justify-single-word="false"/>
      <style:text-properties style:font-name="Calibri" fo:font-size="14pt" fo:language="fr" fo:country="FR" fo:font-weight="normal" style:font-name-asian="Calibri3" style:font-size-asian="12.25pt" style:font-weight-asian="normal" style:font-name-complex="Calibri3" style:font-size-complex="14pt" style:font-weight-complex="normal"/>
    </style:style>
    <style:style style:name="P7" style:family="paragraph" style:parent-style-name="Standard">
      <style:paragraph-properties loext:contextual-spacing="false" fo:margin-top="0cm" fo:margin-bottom="0cm" fo:text-align="justify" style:justify-single-word="false"/>
      <style:text-properties style:font-name="Calibri" fo:font-size="11pt" fo:language="fr" fo:country="FR" fo:font-weight="normal" style:font-name-asian="Calibri3" style:font-size-asian="9.60000038146973pt" style:font-weight-asian="normal" style:font-name-complex="Calibri3" style:font-size-complex="11pt" style:font-weight-complex="normal"/>
    </style:style>
    <style:style style:name="P8" style:family="paragraph" style:parent-style-name="Standard">
      <style:paragraph-properties loext:contextual-spacing="false" fo:margin-top="0cm" fo:margin-bottom="0cm" fo:text-align="start" style:justify-single-word="false"/>
      <style:text-properties style:font-name="Calibri" fo:font-size="11pt" fo:language="fr" fo:country="FR" fo:font-weight="normal" style:font-name-asian="Calibri3" style:font-size-asian="9.60000038146973pt" style:font-weight-asian="normal" style:font-name-complex="Calibri3" style:font-size-complex="11pt" style:font-weight-complex="normal"/>
    </style:style>
    <style:style style:name="P9" style:family="paragraph" style:parent-style-name="Standard">
      <style:paragraph-properties loext:contextual-spacing="false" fo:margin-top="0cm" fo:margin-bottom="0cm" fo:text-align="start" style:justify-single-word="false"/>
      <style:text-properties style:font-name="Calibri" fo:font-size="11pt" fo:language="fr" fo:country="FR" fo:font-weight="normal" style:font-name-asian="Calibri3" style:font-size-asian="9.60000038146973pt" style:font-weight-asian="normal" style:font-name-complex="Calibri3" style:font-size-complex="11pt" style:font-weight-complex="normal"/>
    </style:style>
    <style:style style:name="P10" style:family="paragraph" style:parent-style-name="Standard">
      <style:paragraph-properties loext:contextual-spacing="false" fo:margin-top="0cm" fo:margin-bottom="0cm" fo:text-align="start" style:justify-single-word="false"/>
      <style:text-properties style:font-name="Calibri" fo:font-size="11pt" fo:language="fr" fo:country="FR" fo:font-weight="normal" style:font-name-asian="Calibri3" style:font-size-asian="9.60000038146973pt" style:font-weight-asian="normal" style:font-name-complex="Calibri3" style:font-size-complex="11pt" style:font-weight-complex="normal"/>
    </style:style>
    <style:style style:name="P11" style:family="paragraph" style:parent-style-name="Standard">
      <style:paragraph-properties fo:text-align="justify" style:justify-single-word="false"/>
      <style:text-properties fo:font-variant="normal" fo:text-transform="none" style:use-window-font-color="true" style:font-name="Calibri1" fo:font-size="11pt" fo:letter-spacing="normal" fo:language="fr" fo:country="FR" fo:font-style="normal" fo:font-weight="normal" style:font-name-asian="Calibri3" style:font-size-asian="11pt" style:font-name-complex="Calibri3" style:font-size-complex="11pt"/>
    </style:style>
    <style:style style:name="P12" style:family="paragraph" style:parent-style-name="Standard">
      <style:paragraph-properties fo:text-align="justify" style:justify-single-word="false"/>
      <style:text-properties fo:font-variant="normal" fo:text-transform="none" style:use-window-font-color="true" style:font-name="Calibri1" fo:font-size="11pt" fo:letter-spacing="normal" fo:font-style="normal" fo:font-weight="normal" style:font-size-asian="11pt" style:font-size-complex="11pt"/>
    </style:style>
    <style:style style:name="P13" style:family="paragraph" style:parent-style-name="Standard">
      <style:paragraph-properties fo:text-align="justify" style:justify-single-word="false"/>
      <style:text-properties fo:font-variant="normal" fo:text-transform="none" style:use-window-font-color="true" style:font-name="Calibri1" fo:font-size="11pt" fo:letter-spacing="normal" fo:font-style="italic" fo:font-weight="normal" style:font-size-asian="11pt" style:font-style-asian="italic" style:font-size-complex="11pt" style:font-style-complex="italic"/>
    </style:style>
    <style:style style:name="P14" style:family="paragraph" style:parent-style-name="Standard">
      <style:paragraph-properties fo:text-align="justify" style:justify-single-word="false"/>
      <style:text-properties style:use-window-font-color="true" style:font-name="Calibri1" fo:font-size="11pt" fo:language="fr" fo:country="FR" style:font-size-asian="11pt" style:font-size-complex="11pt"/>
    </style:style>
    <style:style style:name="P15" style:family="paragraph" style:parent-style-name="Table_20_Contents">
      <style:paragraph-properties fo:text-align="justify" style:justify-single-word="false"/>
      <style:text-properties style:font-name="Calibri" fo:font-size="11pt" fo:language="fr" fo:country="FR" style:font-name-asian="Calibri3" style:font-size-asian="9.60000038146973pt" style:font-name-complex="Calibri3" style:font-size-complex="11pt"/>
    </style:style>
    <style:style style:name="P16" style:family="paragraph" style:parent-style-name="Table_20_Contents">
      <style:paragraph-properties fo:text-align="justify" style:justify-single-word="false"/>
      <style:text-properties style:font-name="Calibri" fo:font-size="14pt" fo:language="fr" fo:country="FR" style:font-name-asian="Calibri3" style:font-size-asian="12.25pt" style:font-name-complex="Calibri3" style:font-size-complex="14pt"/>
    </style:style>
    <style:style style:name="P17" style:family="paragraph" style:parent-style-name="Table_20_Contents">
      <style:paragraph-properties fo:text-align="justify" style:justify-single-word="false"/>
      <style:text-properties style:font-name="Calibri" fo:font-size="14pt" fo:language="fr" fo:country="FR" style:font-name-asian="Calibri3" style:font-size-asian="14pt" style:font-name-complex="Calibri3" style:font-size-complex="14pt"/>
    </style:style>
    <style:style style:name="P18" style:family="paragraph" style:parent-style-name="Standard">
      <style:paragraph-properties fo:text-align="start" style:justify-single-word="false"/>
      <style:text-properties fo:font-variant="normal" fo:text-transform="none" style:use-window-font-color="true" style:font-name="Calibri1" fo:font-size="11pt" fo:letter-spacing="normal" fo:font-style="normal" fo:font-weight="normal" style:font-size-asian="11pt" style:font-size-complex="11pt"/>
    </style:style>
    <style:style style:name="P19" style:family="paragraph" style:parent-style-name="Standard">
      <style:paragraph-properties fo:text-align="start" style:justify-single-word="false"/>
      <style:text-properties fo:font-variant="normal" fo:text-transform="none" style:use-window-font-color="true" style:font-name="Calibri1" fo:font-size="11pt" fo:letter-spacing="normal" fo:language="fr" fo:country="FR" fo:font-style="normal" fo:font-weight="normal" style:font-size-asian="11pt" style:font-size-complex="11pt"/>
    </style:style>
    <style:style style:name="P20" style:family="paragraph" style:parent-style-name="Standard">
      <style:paragraph-properties fo:text-align="start" style:justify-single-word="false"/>
      <style:text-properties fo:font-variant="normal" fo:text-transform="none" style:use-window-font-color="true" style:font-name="Calibri1" fo:font-size="11pt" fo:letter-spacing="normal" fo:language="fr" fo:country="FR" fo:font-style="normal" fo:font-weight="normal" style:font-name-asian="Calibri3" style:font-size-asian="11pt" style:font-name-complex="Calibri3" style:font-size-complex="11pt"/>
    </style:style>
    <style:style style:name="P21" style:family="paragraph" style:parent-style-name="Standard" style:master-page-name="Standard">
      <style:paragraph-properties loext:contextual-spacing="false" fo:margin-top="0cm" fo:margin-bottom="0cm" fo:text-align="justify" style:justify-single-word="false" style:page-number="1" fo:padding="0.074cm" fo:border-left="none" fo:border-right="none" fo:border-top="none" fo:border-bottom="0.002cm solid #000000" style:join-border="false"/>
      <style:text-properties style:font-name="Calibri2" fo:font-size="18pt" fo:language="fr" fo:country="FR" fo:font-weight="bold" style:font-name-asian="Calibri3" style:font-size-asian="18pt" style:font-weight-asian="bold" style:font-name-complex="Calibri3" style:font-size-complex="18pt"/>
    </style:style>
    <style:style style:name="P22" style:family="paragraph" style:parent-style-name="Table_20_Contents">
      <style:paragraph-properties fo:text-align="start" style:justify-single-word="false"/>
      <style:text-properties style:font-name="Calibri" fo:font-size="11pt" fo:language="fr" fo:country="FR" style:font-name-asian="Calibri3" style:font-size-asian="9.60000038146973pt" style:font-name-complex="Calibri3" style:font-size-complex="11pt"/>
    </style:style>
    <style:style style:name="T1" style:family="text">
      <style:text-properties fo:font-size="9pt" style:font-size-asian="9pt" style:font-size-complex="9pt"/>
    </style:style>
    <style:style style:name="T2" style:family="text">
      <style:text-properties style:font-name="Calibri" fo:font-size="9pt" style:font-name-asian="Calibri3" style:font-size-asian="9pt" style:font-name-complex="Calibri3" style:font-size-complex="9pt"/>
    </style:style>
    <style:style style:name="T3" style:family="text">
      <style:text-properties style:font-name="Calibri" fo:font-size="10pt" style:font-name-asian="Calibri3" style:font-size-asian="10pt" style:font-name-complex="Calibri3" style:font-size-complex="10pt"/>
    </style:style>
    <style:style style:name="T4" style:family="text">
      <style:text-properties fo:font-variant="normal" fo:text-transform="none" fo:letter-spacing="normal" fo:font-style="normal" fo:font-weight="normal"/>
    </style:style>
    <style:style style:name="T5" style:family="text">
      <style:text-properties fo:language="en" fo:country="US"/>
    </style:style>
    <style:style style:name="T6" style:family="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ompte rendu de la réunion de lancement</text:p>
      <text:p text:style-name="P5"/>
      <text:p text:style-name="P6">Compte rendu de la réunion de lancement du projet de création d’un client SNMP sous Android, tenue dans les locaux de l’entreprise TMM Groupe (Guilherand grange, 07500), le jeudi 20 octobre 2016 à de 15h00 à 16h00.</text:p>
      <text:p text:style-name="P6"/>
      <text:p text:style-name="P8">Sont présents :<text:tab/><text:tab/>MM.<text:tab/>Serge MASSOT (Directeur technique chez TMM)</text:p>
      <text:p text:style-name="P8"><text:tab/><text:tab/><text:tab/><text:tab/>Florian GEORGES (Notre interlocuteur technique chez TMM)</text:p>
      <text:p text:style-name="P8"><text:tab/><text:tab/><text:tab/><text:tab/>Valentin LEFEUVRE</text:p>
      <text:p text:style-name="P8"><text:tab/><text:tab/><text:tab/><text:tab/>Julien HENRION</text:p>
      <text:p text:style-name="P8"><text:tab/><text:tab/><text:tab/><text:tab/>Dylan FAYANT</text:p>
      <text:p text:style-name="P8"><text:tab/><text:tab/><text:tab/><text:tab/>Simon FOEX</text:p>
      <text:p text:style-name="P8">Est excusé :<text:tab/><text:tab/>M. <text:tab/>Damien GENTHIAL</text:p>
      <text:p text:style-name="P8"/>
      <text:p text:style-name="P8">La réunion de lancement avait pour but de présenter le contexte du projet (entreprise cliente, les produits sur lesquels nous allons travailler…) ainsi que le projet en lui-même (contexte de l’application, acteurs, besoins, cadre technique). </text:p>
      <text:p text:style-name="P8"/>
      <table:table table:name="FilConducteur" table:style-name="FilConducteur">
        <table:table-column table:style-name="FilConducteur.A"/>
        <table:table-column table:style-name="FilConducteur.B"/>
        <table:table-column table:style-name="FilConducteur.C"/>
        <table:table-row>
          <table:table-cell table:style-name="FilConducteur.A1" office:value-type="string">
            <text:p text:style-name="P16">Ordre du jour</text:p>
          </table:table-cell>
          <table:table-cell table:style-name="FilConducteur.A1" office:value-type="string">
            <text:p text:style-name="P17">Résumé des discussions</text:p>
          </table:table-cell>
          <table:table-cell table:style-name="FilConducteur.C1" office:value-type="string">
            <text:p text:style-name="P17">Suite à donner - délai</text:p>
          </table:table-cell>
        </table:table-row>
        <table:table-row>
          <table:table-cell table:style-name="FilConducteur.A2" office:value-type="string">
            <text:p text:style-name="P22">1 – Présentation de l’entreprise</text:p>
          </table:table-cell>
          <table:table-cell table:style-name="FilConducteur.A2" office:value-type="string">
            <text:p text:style-name="P14">TMM groupe est basé en Ardèche et possède des locaux à Lyon, Paris, Bruxelles, Genève et <text:span text:style-name="T4">Bensheim.</text:span></text:p>
            <text:p text:style-name="P11">Il crée des solutions d'accompagnement et de divertissement pour les patients dans le milieu hospitalier. </text:p>
            <text:p text:style-name="P11"/>
            <text:p text:style-name="P19">Il existe plusieurs types de produits:</text:p>
            <text:p text:style-name="P19">- <text:span text:style-name="T5">Hospitality</text:span>, une suite de solutions de divertissement et de taxation</text:p>
            <text:p text:style-name="P19">- Une suite de solutions médico-sociales comme un réseau social pour connecter la famille au patient et à ses soignants.</text:p>
            <text:p text:style-name="P20">- Une suite de solutions de télé -suivi médical.</text:p>
            <text:p text:style-name="P11"/>
            <text:p text:style-name="P12">Le groupe travaille souvent en partenariat avec des spécialistes du secteur pour le développement, le déploiement et la maintenance de leurs solutions et œuvrent pour une communication rapide mais précise avec les clients.</text:p>
            <text:p text:style-name="P12"/>
          </table:table-cell>
          <table:table-cell table:style-name="FilConducteur.C2" office:value-type="string">
            <text:p text:style-name="P15"/>
          </table:table-cell>
        </table:table-row>
        <text:soft-page-break/>
        <table:table-row>
          <table:table-cell table:style-name="FilConducteur.A2" office:value-type="string">
            <text:p text:style-name="P22">2 – Présentation du projet</text:p>
          </table:table-cell>
          <table:table-cell table:style-name="FilConducteur.A2" office:value-type="string">
            <text:p text:style-name="P12">Les étudiants se sont présentés tour à tour.</text:p>
            <text:p text:style-name="P12">Ils ont présenté les différentes dates clés du projet :</text:p>
            <text:p text:style-name="P18">- Ce qui a déjà été effectué</text:p>
            <text:p text:style-name="P18">- Les différents livrables attendus pendant les deux semestres</text:p>
            <text:p text:style-name="P18">- La structure du projet (l’organisation conceptuelle au premier semestre puis concrète au second semestre)</text:p>
            <text:p text:style-name="P12"/>
            <text:p text:style-name="P12">M.MASSOT a demandé à être tenu informé (mis en copie dans les mails) de chaque étape du projet. </text:p>
            <text:p text:style-name="P12"/>
            <text:p text:style-name="P12">Le projet consiste au développement d'un client SNMP Android sous forme de service installé sur les dispositifs exécutant les produits de l'entreprise. Le service recueillera et transmettra au serveur central, via le protocole SNMP, des rapports de dysfonctionnement à propos du client (processeur qui surchauffe, RAM pleine, vérifier si l’utilisateur est toujours sur l’application TMM, vérifier si les différentes applications n’ont pas planté…).</text:p>
            <text:p text:style-name="P12"/>
            <text:p text:style-name="P12">L'utilité pour l’entreprise serait de pouvoir suivre l’état du parc utilisant son logiciel et de savoir, avant que le patient s’en rende compte, quand un matériel ne fonctionne pas correctement afin d’intervenir rapidement et de comprendre la raison du dysfonctionnement. </text:p>
            <text:p text:style-name="P12"/>
            <text:p text:style-name="P12">Les étudiants devront réaliser un benchmark sur <text:s/>le projet pour choisir la meilleure approche : partir des librairies en C <text:s/>et rendre l’application compatible à toutes les architectures du parc ou développer eux-même les librairies en java qui devront être économes en ressources. Ils devront se renseigner sur le fonctionnement du protocole SNMP et réfléchir aux alertes que l’application devra remonter.</text:p>
          </table:table-cell>
          <table:table-cell table:style-name="FilConducteur.C2" office:value-type="string">
            <text:p text:style-name="P15"/>
          </table:table-cell>
        </table:table-row>
        <table:table-row>
          <table:table-cell table:style-name="FilConducteur.A2" office:value-type="string">
            <text:p text:style-name="P22">3 – Présentation des produits sur lesquels nous allons travailler</text:p>
          </table:table-cell>
          <table:table-cell table:style-name="FilConducteur.A2" office:value-type="string">
            <text:p text:style-name="P15">M. MASSOT nous a montré les différents produits sur lesquels l’application devra fonctionner (principalement des terminaux tactiles et des box télé Android). Il nous a averti que nous n’avons pas les accès ROOT sur toutes les machines et qu’elles ne disposent pas toutes de la même architecture. </text:p>
            <text:p text:style-name="P15"/>
            <text:p text:style-name="P15">Les différentes machines sur lesquelles l’application devra fonctionner : </text:p>
            <text:p text:style-name="P13"><text:soft-page-break/>ViewSonic:</text:p>
            <text:p text:style-name="P12"><text:tab/>VSD224</text:p>
            <text:p text:style-name="P13">Samsung:</text:p>
            <text:p text:style-name="P12"><text:tab/>SM-T580NZKAXEF</text:p>
            <text:p text:style-name="P13">Geniatech:</text:p>
            <text:p text:style-name="P12"><text:tab/>atv1200</text:p>
            <text:p text:style-name="P12"><text:tab/>atv1800</text:p>
            <text:p text:style-name="P13">Arbor:</text:p>
            <text:p text:style-name="P12"><text:tab/>M1860</text:p>
            <text:p text:style-name="P12"><text:tab/>M1012_9</text:p>
            <text:p text:style-name="P12"><text:tab/>M1014</text:p>
            <text:p text:style-name="P11"><text:tab/>M1861</text:p>
          </table:table-cell>
          <table:table-cell table:style-name="FilConducteur.C2" office:value-type="string">
            <text:p text:style-name="P15"/>
          </table:table-cell>
        </table:table-row>
        <table:table-row>
          <table:table-cell table:style-name="FilConducteur.A2" office:value-type="string">
            <text:p text:style-name="P22">4 – Informations complémentaires</text:p>
          </table:table-cell>
          <table:table-cell table:style-name="FilConducteur.A2" office:value-type="string">
            <text:p text:style-name="P15">M. MASSOT nous invite à le contacter dès que le besoin s’en ressentira afin de prendre rendez-vous pour des questions techniques ou emprunter du matériel. </text:p>
          </table:table-cell>
          <table:table-cell table:style-name="FilConducteur.C2" office:value-type="string">
            <text:p text:style-name="P15">Contact par mail, délai non défini.</text:p>
          </table:table-cell>
        </table:table-row>
      </table:table>
      <text:p text:style-name="P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libri2" svg:font-family="Calibri" style:font-family-generic="swis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3" svg:font-family="Calib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fr" fo:country="FR"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cm" fo:margin-right="0cm" fo:margin-top="0cm" fo:margin-bottom="0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tru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tru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tru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tru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tru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tru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tru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tru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Header" style:family="paragraph" style:parent-style-name="Standard" style:class="extra"/>
    <style:style style:name="Footer" style:family="paragraph" style:parent-style-name="Standard" style:class="extra"/>
    <style:style style:name="Horizontal_20_Line" style:display-name="Horizontal Line" style:family="paragraph" style:parent-style-name="Standard" style:auto-update="true"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style:font-name="Calibri"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style:text-underline-style="none"/>
    </style:style>
    <style:style style:name="ListLabel_20_20" style:display-name="ListLabel 20" style:family="text">
      <style:text-properties style:font-name="Calibri"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left="0cm" fo:margin-right="0cm" fo:margin-top="0cm" fo:margin-bottom="0cm" fo:text-align="center" style:justify-single-word="false" fo:text-indent="0cm" style:auto-text-indent="false"/>
      <style:text-properties style:font-name="Calibri" fo:font-size="10pt" fo:language="fr" fo:country="FR" style:font-name-asian="Calibri3" style:font-size-asian="10pt" style:font-name-complex="Calibri3" style:font-size-complex="10pt"/>
    </style:style>
    <style:style style:name="MP2" style:family="paragraph" style:parent-style-name="Standard">
      <style:paragraph-properties loext:contextual-spacing="false" fo:margin-top="0cm" fo:margin-bottom="0cm"/>
      <style:text-properties fo:language="fr" fo:country="FR"/>
    </style:style>
    <style:style style:name="MP3" style:family="paragraph" style:parent-style-name="Standard">
      <style:paragraph-properties loext:contextual-spacing="false" fo:margin-top="0cm" fo:margin-bottom="0cm" fo:text-align="center" style:justify-single-word="false"/>
      <style:text-properties style:font-name="Calibri" fo:font-size="10pt" fo:language="fr" fo:country="FR" style:font-name-asian="Calibri3" style:font-size-asian="10pt" style:font-name-complex="Calibri3" style:font-size-complex="10pt"/>
    </style:style>
    <style:style style:name="MP4" style:family="paragraph" style:parent-style-name="Standard">
      <style:paragraph-properties loext:contextual-spacing="false" fo:margin-top="0cm" fo:margin-bottom="0cm" fo:text-align="center" style:justify-single-word="false"/>
      <style:text-properties fo:language="fr" fo:country="FR"/>
    </style:style>
    <style:style style:name="MT1" style:family="text">
      <style:text-properties fo:font-size="9pt" style:font-size-asian="9pt" style:font-size-complex="9pt"/>
    </style:style>
    <style:style style:name="MT2" style:family="text">
      <style:text-properties style:font-name="Calibri" fo:font-size="9pt" style:font-name-asian="Calibri3" style:font-size-asian="9pt" style:font-name-complex="Calibri3" style:font-size-complex="9pt"/>
    </style:style>
    <style:style style:name="MT3" style:family="text">
      <style:text-properties style:font-name="Calibri" fo:font-size="10pt" style:font-name-asian="Calibri3" style:font-size-asian="10pt" style:font-name-complex="Calibri3" style:font-size-complex="10pt"/>
    </style:style>
    <style:style style:name="MT4" style:family="text">
      <style:text-properties fo:font-size="10pt" style:font-size-asian="10pt" style:font-size-complex="10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998cm" fo:margin-right="1.998cm" fo:background-color="#ffffff"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characters="true" style:footnote-max-height="0cm">
        <style:background-image/>
        <style:footnote-sep style:width="0.018cm" style:distance-before-sep="0.101cm" style:distance-after-sep="0.101cm" style:adjustment="left" style:rel-width="0%" style:color="#000000"/>
      </style:page-layout-properties>
      <style:header-style>
        <style:header-footer-properties fo:min-height="1.401cm" fo:margin-left="0cm" fo:margin-right="0cm" fo:margin-bottom="1.3cm" fo:background-color="transparent" style:dynamic-spacing="true">
          <style:background-image/>
        </style:header-footer-properties>
      </style:header-style>
      <style:footer-style>
        <style:header-footer-properties fo:min-height="0.728cm" fo:margin-left="0cm" fo:margin-right="0cm" fo:margin-top="0.628cm" style:dynamic-spacing="true"/>
      </style:footer-style>
    </style:page-layout>
  </office:automatic-styles>
  <office:master-styles>
    <style:master-page style:name="Standard" style:page-layout-name="Mpm1">
      <style:header>
        <text:p text:style-name="MP1"><draw:frame draw:style-name="Mfr1" draw:name="Image2" text:anchor-type="paragraph" svg:x="0.305cm" svg:y="-0.66cm" svg:width="3.824cm" svg:height="1.538cm" draw:z-index="5"><draw:image xlink:href="Pictures/10000201000000C70000005058C1D608.png" xlink:type="simple" xlink:show="embed" xlink:actuate="onLoad"/></draw:frame><draw:frame draw:style-name="Mfr2" draw:name="Image1" text:anchor-type="paragraph" svg:x="14.058cm" svg:y="-0.589cm" svg:width="2.422cm" svg:height="1.462cm" draw:z-index="2"><draw:image xlink:href="Pictures/100000000000016F000000DCB44E2305.jpg" xlink:type="simple" xlink:show="embed" xlink:actuate="onLoad"/></draw:frame>Département Informatique</text:p>
      </style:header>
      <style:footer>
        <text:p text:style-name="MP2"><text:span text:style-name="MT1"><text:s/><text:tab/><text:tab/></text:span><text:span text:style-name="MT2"><text:tab/></text:span><text:span text:style-name="MT3"><text:tab/><text:tab/><text:tab/><text:tab/><text:tab/><text:tab/><text:tab/><text:tab/> <text:s text:c="12"/></text:span></text:p>
        <text:p text:style-name="MP3">Auteur : Simon FOEX<text:tab/><text:tab/><text:tab/><text:tab/>IUT Valence <text:tab/><text:tab/> <text:s text:c="10"/>Projets tutorés 2016-17</text:p>
        <text:p text:style-name="MP4"><text:span text:style-name="MT3"><text:s text:c="5"/>mis à jour le : 23/10/2016<text:tab/><text:tab/><text:tab/> <text:s text:c="4"/>Version 2.1<text:tab/><text:tab/> <text:s text:c="12"/>P7 - Client SNMP Android<text:tab/><text:tab/><text:tab/><text:tab/><text:tab/><text:tab/><text:tab/><text:tab/><text:tab/><text:tab/><text:tab/><text:tab/> <text:s text:c="9"/></text:span><text:span text:style-name="MT4"><text:page-number text:select-page="current">1</text:page-number></text:span><text:span text:style-name="MT4">/</text:span><text:span text:style-name="MT4"><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date>2016-10-23T17:10:58.83</dc:date>
    <meta:editing-duration>PT37M28S</meta:editing-duration>
    <meta:editing-cycles>5</meta:editing-cycles>
    <meta:document-statistic meta:table-count="1" meta:image-count="2" meta:object-count="0" meta:page-count="3" meta:paragraph-count="53" meta:word-count="611" meta:character-count="4044"/>
    <dc:creator>Simon FOEX</dc:creator>
  </office:meta>
</office:document-meta>
</file>